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PathElement.matches( int pathIndex , MatchingContext matchingContex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RegexPathElement.getNormalized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exPathElement.quote( String s ,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exPathElement.getVariab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thElement.get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thElement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thElement.getCapt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th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PathElement.RegexPathElement( int pos , char [ ] regex , boolean caseSensitive , char [ ] completePattern , char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gexPathElement.buildPattern( char [ ] regex , char [ ] completePatter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RegexPathElement.getWildcar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